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2a9292" fo:letter-spacing="normal" fo:font-style="normal" fo:font-weight="normal"/>
    </style:style>
    <style:style style:name="T3" style:family="text">
      <style:text-properties fo:font-variant="normal" fo:text-transform="none" fo:color="#955ae7" fo:letter-spacing="normal" fo:font-style="normal" fo:font-weight="normal"/>
    </style:style>
    <style:style style:name="T4" style:family="text">
      <style:text-properties fo:font-variant="normal" fo:text-transform="none" fo:color="#aa573c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g-app = för att agen att det är en angular app</text:p>
      <text:p text:style-name="Standard"/>
      <text:p text:style-name="Standard">ng-bind =</text:p>
      <text:p text:style-name="Standard"/>
      <text:p text:style-name="Standard">angular.controller = inject &amp;http, för att göra async anrop för att hämta data.</text:p>
      <text:p text:style-name="Standard"/>
      <text:p text:style-name="P1"><text:bookmark text:name="code_js-source"/><text:span text:style-name="Source_20_Text"><text:span text:style-name="T1">app.controller(</text:span></text:span><text:span text:style-name="Source_20_Text"><text:span text:style-name="T2">"listOfPosts"</text:span></text:span><text:span text:style-name="Source_20_Text"><text:span text:style-name="T1">,</text:span></text:span><text:span text:style-name="Source_20_Text"><text:span text:style-name="T3">function</text:span></text:span><text:span text:style-name="Source_20_Text"><text:span text:style-name="T1">(</text:span></text:span><text:span text:style-name="Source_20_Text"><text:span text:style-name="T4">$scope, $http</text:span></text:span><text:span text:style-name="Source_20_Text"><text:span text:style-name="T1">){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8-16T09:47:38.57</meta:creation-date>
    <meta:generator>OpenOffice/4.1.3$Win32 OpenOffice.org_project/413m1$Build-9783</meta:generator>
    <dc:date>2017-08-16T13:54:52.91</dc:date>
    <dc:creator>Niklas Johansson</dc:creator>
    <meta:editing-duration>PT4H7M13S</meta:editing-duration>
    <meta:editing-cycles>2</meta:editing-cycles>
    <meta:document-statistic meta:table-count="0" meta:image-count="0" meta:object-count="0" meta:page-count="1" meta:paragraph-count="4" meta:word-count="28" meta:character-count="188"/>
  </office:meta>
</office:document-meta>
</file>